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uman-title" style:list-style-name="L1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fo:min-height="13.609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outline1">
      <style:graphic-properties draw:fill-color="#ffffff" draw:auto-grow-height="true" fo:min-height="13.86cm"/>
    </style:style>
    <style:style style:name="pr5" style:family="presentation" style:parent-style-name="Human-title">
      <style:graphic-properties draw:fill-color="#ffffff" draw:auto-grow-height="true" fo:min-height="3.507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title">
      <style:graphic-properties draw:fill-color="#ffffff" fo:min-height="3.25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301cm" svg:y="-0.059cm" presentation:class="title">
          <draw:text-box>
            <text:p text:style-name="P1">Weltenspiel e.V. Fundusverwaltu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Erwartungen, Wünsche, Anforderungen</text:p>
              </text:list-item>
            </text:list>
            <text:list text:style-name="L2">
              <text:list-item>
                <text:p text:style-name="P2">Konzeptvorstellung</text:p>
              </text:list-item>
            </text:list>
            <text:list text:style-name="L2">
              <text:list-item>
                <text:p text:style-name="P2">Erklärung am Detail</text:p>
              </text:list-item>
            </text:list>
            <text:list text:style-name="L2">
              <text:list-item>
                <text:p text:style-name="P2">Aktuelles Projekt als Beispiel</text:p>
              </text:list-item>
            </text:list>
            <text:list text:style-name="L2">
              <text:list-item>
                <text:list>
                  <text:list-item>
                    <text:p text:style-name="P3">Fundusverwaltung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cm" svg:height="0.988cm" svg:x="6.5cm" svg:y="5cm">
          <draw:text-box>
            <text:p text:style-name="P4"/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2">System muss leicht zu warten sein</text:p>
              </text:list-item>
            </text:list>
            <text:list text:style-name="L2">
              <text:list-item>
                <text:p text:id="id2" text:style-name="P2">schnelle Fehlerfindung</text:p>
              </text:list-item>
            </text:list>
            <text:list text:style-name="L2">
              <text:list-item>
                <text:p text:id="id3" text:style-name="P2">erweiterbar</text:p>
              </text:list-item>
            </text:list>
            <text:list text:style-name="L2">
              <text:list-item>
                <text:p text:id="id4" text:style-name="P2">schnelle Einarbeitung möglich</text:p>
              </text:list-item>
            </text:list>
          </draw:text-box>
        </draw:frame>
        <draw:frame presentation:style-name="pr5" draw:text-style-name="P4" draw:layer="layout" svg:width="25.199cm" svg:height="3.625cm" svg:x="1.301cm" svg:y="-0.059cm" presentation:class="title" presentation:user-transformed="true">
          <draw:text-box>
            <text:p text:style-name="P4">Erwartungen, Wünsche, Anforderung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 text:style-name="P4">Konzeptvorstellu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id="id5" text:style-name="P2">System ist...</text:p>
              </text:list-item>
            </text:list>
            <text:list text:style-name="L2">
              <text:list-item>
                <text:list>
                  <text:list-item>
                    <text:p text:id="id6" text:style-name="P3">ereignisbasiert u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3">getrennt na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" text:style-name="P6">”dem” Controll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" text:style-name="P6">Objekte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6">Servi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6">Templat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 text:style-name="P4">Controll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id="id12" text:style-name="P2">sichert vor XSS (Cross-Site-Scripting =&gt; Wunschdenken)</text:p>
              </text:list-item>
            </text:list>
            <text:list text:style-name="L2">
              <text:list-item>
                <text:p text:id="id13" text:style-name="P2">verarbeitet Ereignisse</text:p>
              </text:list-item>
            </text:list>
            <text:list text:style-name="L2">
              <text:list-item>
                <text:p text:id="id14" text:style-name="P2">sammelt (un)nötige Daten</text:p>
              </text:list-item>
            </text:list>
            <text:list text:style-name="L2">
              <text:list-item>
                <text:p text:id="id15" text:style-name="P2">wählt Templates</text:p>
              </text:list-item>
            </text:list>
            <text:list text:style-name="L2">
              <text:list-item>
                <text:list>
                  <text:list-item>
                    <text:p text:id="id16" text:style-name="P3">und füllt diese mit Da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 text:style-name="P4">Objekthierarchie</text:p>
          </draw:text-box>
        </draw:frame>
        <draw:frame presentation:style-name="pr2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 text:id="id17" text:style-name="P2">Grundobjekt Entity</text:p>
              </text:list-item>
            </text:list>
            <text:list text:style-name="L2">
              <text:list-item>
                <text:list>
                  <text:list-item>
                    <text:p text:id="id18" text:style-name="P3">für Grundfunktionalität und Datenbankkommunik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" text:style-name="P6">eintragen in D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6">holen aus D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6">DB-Eintrag aktualisiere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6">DB-Eintrag lösche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3">stellt Mindestinformationen sich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6">Eintragung, IP, letzte Änderung, Notiz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 text:style-name="P4">Servic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id="id25" text:style-name="P2">Verarbeitung und Validierung der Daten</text:p>
              </text:list-item>
            </text:list>
            <text:list text:style-name="L2">
              <text:list-item>
                <text:list>
                  <text:list-item>
                    <text:p text:id="id26" text:style-name="P3">Services ”gruppieren” Funktionen nach Aufgabengebi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3">Stellen Funktionalität zur Verfügung w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6">Anmeldung, Login, Forumposting, etc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6">Gegenstandseintragung, Kategorie anlegen/löschen (in meinem Fall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3">Schnittstelle zwischen Controller und Objek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3">Schutz vor SQL-Injektion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0.988cm" svg:x="14cm" svg:y="12cm">
          <draw:text-box>
            <text:p text:style-name="P4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Fabian Blechschmidt</meta:initial-creator>
    <meta:creation-date>2007-07-06T17:10:21</meta:creation-date>
    <dc:creator>Fabian Blechschmidt</dc:creator>
    <dc:date>2007-08-07T18:59:21</dc:date>
    <dc:language>fi-FI</dc:language>
    <meta:editing-cycles>19</meta:editing-cycles>
    <meta:editing-duration>PT1H32M26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